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ilRoomStayDTO.setQuantity( Integer qua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Rate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RatePlan( RatePlanDTO ratePl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Roo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ProviderChain( ProviderChainDTO provid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RoomRate( RoomRateDTO room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T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Room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LanguageType( LanguageType langu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Languag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RoomType( RoomTypeDTO roo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setTpaExtensions( TPAExtensionsDTO tpa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Provid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ilRoomStayDTO.getQua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